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3" style:family="text">
      <style:text-properties fo:font-size="14pt" fo:language="ru" fo:country="RU" style:font-name-asian="Times New Roman2" style:font-size-asian="14pt" style:font-name-complex="Times New Roman2" style:font-size-complex="14pt"/>
    </style:style>
    <style:style style:name="T14" style:family="text">
      <style:text-properties fo:font-size="14pt" fo:language="en" fo:country="US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85.png" xlink:type="simple" xlink:show="embed" xlink:actuate="onLoad"/></draw:frame></text:p>
          </table:table-cell>
          <table:table-cell table:style-name="Table1.B1" office:value-type="string">
            <text:h text:style-name="P8" text:outline-level="1">Ключ-3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4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49cm" svg:height="3.39cm" draw:z-index="1"><draw:image xlink:href="../images/008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<text:span text:style-name="T1">векторизован</text:span>, реализует функцию управляемого ключа по алгоритму:</text:p>
            <text:p text:style-name="P5"><draw:frame draw:style-name="fr3" draw:name="Объект1" text:anchor-type="as-char" svg:width="6.265cm" svg:height="1.39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3"><text:span text:style-name="T3">где </text:span><text:span text:style-name="T12">x₁(t) </text:span><text:span text:style-name="T3">– вектор сигналов </text:span><text:span text:style-name="T5">на 1-ом входном порте</text:span><text:span text:style-name="T3">;</text:span></text:p>
            <text:p text:style-name="P3"><text:span text:style-name="T12">x₂(t) </text:span><text:span text:style-name="T3">– вектор сигналов </text:span><text:span text:style-name="T5">на </text:span><text:span text:style-name="T7">2</text:span><text:span text:style-name="T5">-ом входном порте</text:span><text:span text:style-name="T3">;</text:span></text:p>
            <text:p text:style-name="P3"><text:span text:style-name="T12">x₃(t) </text:span><text:span text:style-name="T3">– вектор сигналов </text:span><text:span text:style-name="T5">на </text:span><text:span text:style-name="T7">3</text:span><text:span text:style-name="T5">-ом входном порте</text:span><text:span text:style-name="T3">;</text:span></text:p>
            <text:p text:style-name="P3"><text:span text:style-name="T12">y(t) </text:span><text:span text:style-name="T3">– вектор сигналов </text:span><text:span text:style-name="T5">на выходном порте</text:span><text:span text:style-name="T3">;</text:span></text:p>
            <text:p text:style-name="P3"><text:span text:style-name="T12">K </text:span><text:span text:style-name="T3">– </text:span><text:span text:style-name="T5">вектор пороговых значений управляющих сигналов (обычно логических уставок), определяющих условия перекоммутации входных сигналов на выход блока.</text:span></text:p>
            <text:p text:style-name="P3"><text:span text:style-name="T1">Свойства</text:span>:</text:p>
            <text:list xml:id="list5324012511276795194" text:style-name="L1">
              <text:list-item>
                <text:p text:style-name="P9"><text:span text:style-name="T13">Значения уставок — вектор пороговых значений управляющих сигналов </text:span><text:span text:style-name="T14">K</text:span><text:span text:style-name="T13">.</text:span></text:p>
              </text:list-item>
              <text:list-item>
                <text:p text:style-name="P9"><text:span text:style-name="T5">Тип управляющего сигнала — выбор типа управляющих сигналов (</text:span><text:span text:style-name="T6">Скаляр</text:span><text:span text:style-name="T5"> или </text:span><text:span text:style-name="T6">Вектор</text:span><text:span text:style-name="T5">).</text:span></text:p>
              </text:list-item>
            </text:list>
            <text:p text:style-name="P3"><text:span text:style-name="T1">Примечания</text:span>:</text:p>
            <text:list xml:id="list5886957989905654385" text:style-name="L2">
              <text:list-item>
                <text:p text:style-name="P10">По умолчанию блок формирует <text:span text:style-name="T2">скалярный</text:span> выходной сигнал.</text:p>
              </text:list-item>
              <text:list-item>
                <text:p text:style-name="P11"><text:span text:style-name="T8">Именованные свойства </text:span><text:span text:style-name="T4">могут быть заданы </text:span><text:span text:style-name="T8">как </text:span><text:span text:style-name="T11">локальные</text:span><text:span text:style-name="T8"> переменные модели (или 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2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4">или как </text:span><text:span text:style-name="T2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3</dc:title>
    <dc:date>2014-12-16T11:20:25.21</dc:date>
    <meta:generator>OpenOffice/4.1.1$Win32 OpenOffice.org_project/411m6$Build-9775</meta:generator>
    <meta:editing-duration>PT2H12M50S</meta:editing-duration>
    <meta:editing-cycles>92</meta:editing-cycles>
    <meta:document-statistic meta:table-count="1" meta:image-count="2" meta:object-count="1" meta:page-count="1" meta:paragraph-count="19" meta:word-count="144" meta:character-count="935"/>
  </office:meta>
</office:document-meta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K</mi>
                    </mrow>
                  </mrow>
                </mtd>
              </mtr>
              <mtr>
                <mtd>
                  <mrow>
                    <msub>
                      <mi>x</mi>
                      <mn>3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K</mi>
                    </mrow>
                  </mrow>
                </mtd>
              </mtr>
            </mtable>
          </mrow>
        </mrow>
      </mrow>
    </mrow>
    <annotation encoding="StarMath 5.0">y(t) = left lbrace stack{
alignl  x_1(t), ~ если ~ x_2(t) &lt; K #
alignl  x_3(t), ~ если ~ x_2(t) &gt;= K
}  right none
</annotation>
  </semantics>
</math>
</file>